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Standard" style:list-style-name="LFO1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1" style:family="table-column">
      <style:table-column-properties style:column-width="5.927in" style:use-optimal-column-width="false"/>
    </style:style>
    <style:style style:name="Table10" style:family="table">
      <style:table-properties style:width="5.927in" fo:margin-left="0.4416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34in solid #000000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2" style:parent-style-name="DefaultParagraphFont" style:family="text">
      <style:text-properties style:text-position="super 66.6%"/>
    </style:style>
    <style:style style:name="T2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5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UE14CS311 – Advanced Algorithms ( 5th Sem Elective)</text:span><text:span text:style-name="T3"><text:s text:c="38"/></text:span></text:p>
      <text:p text:style-name="P4">Assignment <text:s/>2 <text:s/>: <text:s text:c="2"/>String Search and Suffix Trees</text:p>
      <text:list text:style-name="LFO1" text:continue-numbering="true">
        <text:list-item>
          <text:p text:style-name="P5">Guidelines:</text:p>
        </text:list-item>
      </text:list>
      <text:p text:style-name="Standard">a) Code can be developed in any of C/C++/Java/Python (Open source compiler IDEs)</text:p>
      <text:p text:style-name="Standard">b)<text:s/><text:span text:style-name="T6">Assignment will have to be carried out by teaming up with<text:s/></text:span><text:span text:style-name="T7">one more team mate.</text:span></text:p>
      <text:p text:style-name="Standard">c) <text:s/>Submission will have be to done thru a Google form on or before deadline.</text:p>
      <text:p text:style-name="Standard"><text:s text:c="5"/>Summary report <text:s/>will have to be handed over in<text:s/><text:span text:style-name="T8">hard copy to the co-faculty</text:span></text:p>
      <text:p text:style-name="Standard">d) Approx 2-weeks of time will be available before submission. Actual dates will be</text:p>
      <text:p text:style-name="Standard"><text:s text:c="4"/>broadcast. Hence look out !</text:p>
      <text:p text:style-name="Standard">e) Follow fair code of ethics and <text:s/>,<text:s/><text:span text:style-name="T9">develop your own version<text:s/></text:span>of the code. Plagiarism is</text:p>
      <text:p text:style-name="Standard"><text:s text:c="4"/>to avoided.</text:p>
      <text:p text:style-name="Standard">f) Your team will be called upon to demo the assignment, to match with submission data</text:p>
      <text:p text:style-name="Standard"><text:s text:c="4"/>you have provided in the Google forms /Hardcopy.</text:p>
      <text:p text:style-name="Standard"/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P14">Problem Defintion, Data Generation, Testing and Logging Stats</text:p>
          </table:table-cell>
        </table:table-row>
        <table:table-row table:style-name="TableRow15">
          <table:table-cell table:style-name="TableCell16">
            <text:p text:style-name="TableContents"><text:s/>In the Text file ( AESOP TALES.txt ) provided as data</text:p>
            <text:p text:style-name="TableContents"/>
            <text:p text:style-name="TableContents"><text:s text:c="6"/><text:span text:style-name="T17">Develop implementations <text:s/>for the interface spec below:</text:span></text:p>
            <text:p text:style-name="TableContents"><text:s text:c="13"/>Find_Length_of _Text(<text:s/><text:span text:style-name="T18">txtfile</text:span>)<text:s/><text:s text:c="2"/>// normalize multiple blank chars to</text:p>
            <text:p text:style-name="TableContents"><text:s text:c="65"/>// single blank char and remove(store)</text:p>
            <text:p text:style-name="TableContents"><text:s text:c="64"/>// website URLS that have infected</text:p>
            <text:p text:style-name="TableContents"><text:s text:c="14"/><text:s text:c="50"/>// text file using FSA based RegEx</text:p>
            <text:p text:style-name="TableContents"><text:s text:c="63"/>// <text:s/>matcher</text:p>
            <text:p text:style-name="TableContents"><text:s text:c="13"/>Find_Pattern (<text:s/><text:span text:style-name="T19">pattern , InTextRange, <text:s/>algo</text:span>) <text:s text:c="4"/></text:p>
            <text:p text:style-name="TableContents"><text:s text:c="65"/>// Find the number of occurrences of</text:p>
            <text:p text:style-name="TableContents"><text:s text:c="65"/>//<text:s/><text:span text:style-name="T20">pattern</text:span><text:s/>using any one of the</text:p>
            <text:p text:style-name="TableContents"><text:s text:c="57"/><text:s text:c="7"/>// <text:s/>following <text:s/><text:span text:style-name="T21">algo</text:span>rithms (2<text:span text:style-name="T22">nd</text:span><text:s/>parameter)</text:p>
            <text:p text:style-name="TableContents"><text:s text:c="64"/>// <text:s/>Rabin-Karp, <text:s/>Knuth_Morris_Pratt</text:p>
            <text:p text:style-name="TableContents"><text:s text:c="64"/>// <text:s/>Suffix Tree (with Suffix arrays &amp;Lcp)</text:p>
            <text:p text:style-name="TableContents"><text:s/><text:s text:c="63"/>// <text:s text:c="2"/><text:span text:style-name="T23">InTextRange :<text:s/></text:span>can be <text:s/>indices or</text:p>
            <text:p text:style-name="TableContents"><text:s text:c="63"/>// <text:s text:c="3"/>two patterns (e.g two story titles)</text:p>
            <text:p text:style-name="TableContents"><text:s text:c="13"/>Build_Cross_Index(<text:span text:style-name="T24">txtfile, algo</text:span>)// <text:s/>Build an Index (Lex sorted)</text:p>
            <text:p text:style-name="TableContents"><text:s text:c="65"/>// (<text:span text:style-name="T25">Word</text:span>, Number of occurrences, <text:s/></text:p>
            <text:p text:style-name="TableContents"><text:s text:c="64"/>// <text:s text:c="2"/>List of Story Titles &amp; # of</text:p>
            <text:p text:style-name="TableContents"><text:s text:c="31"/><text:s text:c="33"/>// <text:s text:c="2"/>occurrences of<text:s/><text:span text:style-name="T26">Word)</text:span></text:p>
            <text:p text:style-name="TableContents"><text:span text:style-name="T27"><text:s text:c="12"/></text:span>Find_Maximal,Palindromes<text:span text:style-name="T28">(PalindromeSize, <text:s/>InTextRange )</text:span></text:p>
            <text:p text:style-name="TableContents"><text:span text:style-name="T29"><text:s text:c="63"/>//<text:s/></text:span>List maximal palindromes of size</text:p>
            <text:p text:style-name="TableContents"><text:s text:c="63"/>// greater than or equal to</text:p>
            <text:p text:style-name="TableContents"><text:s text:c="63"/>// <text:s/><text:span text:style-name="T30">PalindromeSize,<text:s/></text:span>with occurrences <text:s text:c="2"/></text:p>
            <text:p text:style-name="TableContents"><text:s text:c="61"/><text:s text:c="6"/>(Story titles and <text:s/>indices ) <text:s text:c="43"/></text:p>
            <text:p text:style-name="TableContents"/>
            <text:p text:style-name="TableContents"><text:s text:c="12"/>Print_Stats ( ) <text:s text:c="26"/>// Text Size used, <text:s/>URL infection <text:s/>list <text:s text:c="3"/>found, <text:s/></text:p>
            <text:p text:style-name="TableContents"><text:s text:c="61"/>// <text:s/>Algo<text:s/>Used, Preprocessing time, Search time <text:s text:c="23"/></text:p>
            <text:p text:style-name="TableContents"><text:s text:c="61"/>// (Vary <text:s/>the parameters<text:s/><text:span text:style-name="T31">pattern ,</text:span></text:p>
            <text:p text:style-name="TableContents"><text:span text:style-name="T32"><text:s text:c="60"/>// <text:s/>InTextRange )</text:span><text:s/>for<text:s/><text:span text:style-name="T33">timing plot</text:span></text:p>
            <text:p text:style-name="TableContents"><text:s text:c="4"/><text:s text:c="57"/>// <text:s/>and Self Test &amp; Verification outcome</text:p>
            <text:p text:style-name="TableContents"><text:span text:style-name="T34"><text:s text:c="5"/></text:span><text:span text:style-name="T35"><text:s/>Provide a simple command line interface to give a demo.</text:span></text:p>
            <text:p text:style-name="TableContents"/>
            <text:p text:style-name="TableContents">– Your observations/Learning outcomes <text:s/>about the assignm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ELL</meta:initial-creator>
    <dc:creator>DELL</dc:creator>
    <meta:creation-date>2016-09-23T16:39:00Z</meta:creation-date>
    <dc:date>2016-09-23T16:39:00Z</dc:date>
    <meta:template xlink:href="Normal" xlink:type="simple"/>
    <meta:editing-cycles>2</meta:editing-cycles>
    <meta:editing-duration>PT60S</meta:editing-duration>
    <meta:document-statistic meta:page-count="1" meta:paragraph-count="7" meta:word-count="563" meta:character-count="3769" meta:row-count="26" meta:non-whitespace-character-count="3213"/>
  </office:meta>
</office:document-meta>
</file>